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1.397cm" svg:x="2.662cm" svg:y="2.27cm">
          <text:p text:style-name="P1">SRTP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254cm" svg:y1="2.932cm" svg:x2="2.778cm" svg:y2="2.932cm">
          <text:p/>
        </draw:line>
        <draw:custom-shape draw:style-name="gr1" draw:text-style-name="P1" draw:layer="layout" svg:width="2.569cm" svg:height="1.397cm" svg:x="6.334cm" svg:y="2.272cm">
          <text:p text:style-name="P1">RED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74cm" svg:height="1.397cm" svg:x="9.764cm" svg:y="2.274cm">
          <text:p text:style-name="P1">ULPFE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491cm" svg:height="1.397cm" svg:x="13.765cm" svg:y="2.276cm">
          <text:p text:style-name="P1">Jitter Buff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47cm" svg:height="1.397cm" svg:x="17.767cm" svg:y="2.278cm">
          <text:p text:style-name="P1">VP8 DePacketiz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347cm" svg:height="1.397cm" svg:x="24.769cm" svg:y="2.28cm">
          <text:p text:style-name="P1">WebmDataSin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397cm" svg:x="2.663cm" svg:y="5.272cm">
          <text:p text:style-name="P1">SRT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94cm" svg:height="1.397cm" svg:x="5.936cm" svg:y="5.274cm">
          <text:p text:style-name="P1">Extract Audio Level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2cm" svg:height="1.397cm" svg:x="12.937cm" svg:y="5.276cm">
          <text:p text:style-name="P1">Jitter Buff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2cm" svg:height="1.397cm" svg:x="17.938cm" svg:y="5.278cm">
          <text:p text:style-name="P1">Decoder (opus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2cm" svg:height="1.397cm" svg:x="22.985cm" svg:y="5.28cm">
          <text:p text:style-name="P1">Silence Effec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2cm" svg:height="1.397cm" svg:x="27.986cm" svg:y="5.282cm">
          <text:p text:style-name="P1">MP3 Enco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2cm" svg:height="1.397cm" svg:x="33.003cm" svg:y="5.318cm">
          <text:p text:style-name="P1">Data Sin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1.397cm" svg:x="2.664cm" svg:y="8.274cm">
          <text:p text:style-name="P1">SRTP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94cm" svg:height="1.397cm" svg:x="5.937cm" svg:y="8.276cm">
          <text:p text:style-name="P1">Extract Audio Level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2cm" svg:height="1.397cm" svg:x="12.938cm" svg:y="8.278cm">
          <text:p text:style-name="P1">Jitter Buff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94cm" svg:height="1.397cm" svg:x="17.939cm" svg:y="8.28cm">
          <text:p text:style-name="P1">Silence/FEC Effec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94cm" svg:height="1.397cm" svg:x="24.74cm" svg:y="8.282cm">
          <text:p text:style-name="P1">Ogg/opus data sink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1T22:06:02.832148000</meta:creation-date>
    <dc:date>2014-06-01T22:14:10.544788000</dc:date>
    <meta:editing-duration>P0D</meta:editing-duration>
    <meta:editing-cycles>1</meta:editing-cycles>
    <meta:document-statistic meta:object-count="19"/>
    <meta:generator>LibreOffice/4.2.4.2$MacOSX_x86 LibreOffice_project/63150712c6d317d27ce2db16eb94c2f3d7b699f8</meta:generator>
  </office:meta>
</office:document-meta>
</file>